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c10cf" officeooo:paragraph-rsid="000c10cf"/>
    </style:style>
    <style:style style:name="P2" style:family="paragraph" style:parent-style-name="Standard">
      <style:text-properties officeooo:rsid="000cd267" officeooo:paragraph-rsid="000cd267"/>
    </style:style>
    <style:style style:name="P3" style:family="paragraph" style:parent-style-name="Standard">
      <style:text-properties fo:font-size="12pt" officeooo:rsid="000c10cf" officeooo:paragraph-rsid="000cd267"/>
    </style:style>
    <style:style style:name="P4" style:family="paragraph" style:parent-style-name="Standard">
      <style:text-properties officeooo:rsid="000eb502" officeooo:paragraph-rsid="000eb502"/>
    </style:style>
    <style:style style:name="P5" style:family="paragraph" style:parent-style-name="Standard">
      <style:text-properties officeooo:rsid="000eb502" officeooo:paragraph-rsid="001071a1"/>
    </style:style>
    <style:style style:name="P6" style:family="paragraph" style:parent-style-name="Standard">
      <style:text-properties officeooo:rsid="001252f5" officeooo:paragraph-rsid="001252f5"/>
    </style:style>
    <style:style style:name="P7" style:family="paragraph" style:parent-style-name="Standard">
      <style:text-properties officeooo:rsid="00144a4b" officeooo:paragraph-rsid="00144a4b"/>
    </style:style>
    <style:style style:name="P8" style:family="paragraph" style:parent-style-name="Standard">
      <style:text-properties officeooo:rsid="00158abf" officeooo:paragraph-rsid="00158abf"/>
    </style:style>
    <style:style style:name="P9" style:family="paragraph" style:parent-style-name="Standard">
      <style:text-properties officeooo:rsid="00164d83" officeooo:paragraph-rsid="00164d83"/>
    </style:style>
    <style:style style:name="P10" style:family="paragraph" style:parent-style-name="Standard">
      <style:text-properties officeooo:rsid="00169ed1" officeooo:paragraph-rsid="00169ed1"/>
    </style:style>
    <style:style style:name="P11" style:family="paragraph" style:parent-style-name="Standard">
      <style:text-properties officeooo:rsid="0017bc74" officeooo:paragraph-rsid="0017bc74"/>
    </style:style>
    <style:style style:name="P12" style:family="paragraph" style:parent-style-name="Standard">
      <style:text-properties officeooo:rsid="00191920" officeooo:paragraph-rsid="00191920"/>
    </style:style>
    <style:style style:name="P13" style:family="paragraph" style:parent-style-name="Standard">
      <style:text-properties officeooo:rsid="001937b3" officeooo:paragraph-rsid="001937b3"/>
    </style:style>
    <style:style style:name="P14" style:family="paragraph" style:parent-style-name="Standard">
      <style:text-properties officeooo:rsid="00193dbd" officeooo:paragraph-rsid="00193dbd"/>
    </style:style>
    <style:style style:name="P15" style:family="paragraph" style:parent-style-name="Standard">
      <style:text-properties fo:font-size="12pt" officeooo:rsid="00193dbd" officeooo:paragraph-rsid="00193dbd"/>
    </style:style>
    <style:style style:name="P16" style:family="paragraph" style:parent-style-name="Standard">
      <style:text-properties officeooo:paragraph-rsid="001071a1"/>
    </style:style>
    <style:style style:name="P17" style:family="paragraph" style:parent-style-name="Standard">
      <style:text-properties officeooo:rsid="001dd8d2" officeooo:paragraph-rsid="001dd8d2"/>
    </style:style>
    <style:style style:name="T1" style:family="text">
      <style:text-properties officeooo:rsid="001071a1"/>
    </style:style>
    <style:style style:name="T2" style:family="text">
      <style:text-properties officeooo:rsid="00144a4b"/>
    </style:style>
    <style:style style:name="T3" style:family="text">
      <style:text-properties fo:font-size="12pt" officeooo:rsid="001071a1"/>
    </style:style>
    <style:style style:name="T4" style:family="text">
      <style:text-properties fo:font-size="12pt" officeooo:rsid="001be827"/>
    </style:style>
    <style:style style:name="T5" style:family="text">
      <style:text-properties fo:font-size="12pt" officeooo:rsid="001edba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ext:p>
      <text:p text:style-name="P3">F</text:p>
      <text:p text:style-name="P3">F</text:p>
      <text:p text:style-name="P3">T?</text:p>
      <text:p text:style-name="P2">F</text:p>
      <text:p text:style-name="P2">T</text:p>
      <text:p text:style-name="P2"/>
      <text:p text:style-name="P4">b)</text:p>
      <text:p text:style-name="P12">Base network:</text:p>
      <text:p text:style-name="P13">Feed the image trough the base network to obtain feature map</text:p>
      <text:p text:style-name="P13">Feature map:</text:p>
      <text:p text:style-name="P14">For each point in feature map, check if the object is present in proposed bounding box</text:p>
      <text:p text:style-name="P14">Roi-pooling</text:p>
      <text:p text:style-name="P15">divide proposed region into subwindows and perform maxpooling</text:p>
      <text:p text:style-name="P15">Lastly classify the max-pooled regions</text:p>
      <text:p text:style-name="P15"/>
      <text:p text:style-name="P7">c)</text:p>
      <text:p text:style-name="P5">The idea in histogram of oriented gradients is to detect edges obtained from taking the gradient of the image and then classifying the result based on the distribution of the obtained gradient orientations. <text:span text:style-name="T1">The most dominant direction usually captures interesting spatial shapes.</text:span></text:p>
      <text:p text:style-name="P5"/>
      <text:p text:style-name="P16"><text:span text:style-name="T1">The image is first tiled into symmetric cells and for each cell the gradient distribution is calculated based on every pixel and presented via histogram. </text:span><text:span text:style-name="T3">T</text:span><text:span text:style-name="T4">he image is then matched to specific class by comparing these histograms </text:span><text:span text:style-name="T5">as features.</text:span></text:p>
      <text:p text:style-name="P5"/>
      <text:p text:style-name="P6"><text:span text:style-name="T2">d</text:span>)</text:p>
      <text:p text:style-name="P17">1. initialize window dimensions</text:p>
      <text:p text:style-name="P17">2. set window to the top left corner of the image to be processed</text:p>
      <text:p text:style-name="P17">3. feed the window contents to the trained classifier</text:p>
      <text:p text:style-name="P17">4 if the window region contained the object, save it position to list</text:p>
      <text:p text:style-name="P17">5. if the whole image is processed, stop</text:p>
      <text:p text:style-name="P17">6. slide the window right if space, if not, slide down</text:p>
      <text:p text:style-name="P17">7. repeat steps 3-6.</text:p>
      <text:p text:style-name="P17"/>
      <text:p text:style-name="P8">e)</text:p>
      <text:p text:style-name="P9">I RetinaNet belongs to the class of one-stage object detectors</text:p>
      <text:p text:style-name="P9"/>
      <text:p text:style-name="P9">ii RetinaNet main components are Feature Pyramid Network backbone, classification subnet and box subnet. The first component is used to generate multiple feature maps in different scales. The second component is used to predict the probability of object precence in generated feature maps. The las component is used in each pyramid level to </text:p>
      <text:p text:style-name="P9"/>
      <text:p text:style-name="P10">iii</text:p>
      <text:p text:style-name="P10">Focal loss adds a factor (1-p_t)^y to the standard cross entropy criterion to </text:p>
      <text:p text:style-name="P9"/>
      <text:p text:style-name="P10">iv</text:p>
      <text:p text:style-name="P11">RetinaNet is evaluated using COCO datase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82cm" fo:margin-bottom="1.482cm" fo:margin-left="2.011cm" fo:margin-right="2.01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3.4.2$Linux_X86_64 LibreOffice_project/60da17e045e08f1793c57c00ba83cdfce946d0aa</meta:generator>
    <meta:editing-cycles>17</meta:editing-cycles>
    <meta:creation-date>2008-08-22T11:41:04</meta:creation-date>
    <dc:date>2021-03-05T15:43:15.056941544</dc:date>
    <meta:editing-duration>PT57M</meta:editing-duration>
    <meta:document-statistic meta:table-count="0" meta:image-count="0" meta:object-count="0" meta:page-count="1" meta:paragraph-count="32" meta:word-count="283" meta:character-count="1677" meta:non-whitespace-character-count="1423"/>
  </office:meta>
</office:document-meta>
</file>